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popupmenu/colheader.xml" manifest:media-type=""/>
  <manifest:file-entry manifest:full-path="Configurations2/popupmenu/cell.xml" manifest:media-type=""/>
  <manifest:file-entry manifest:full-path="Configurations2/popupmenu/rowheader.xml" manifest:media-type=""/>
  <manifest:file-entry manifest:full-path="Configurations2/menubar/menubar.xml" manifest:media-type=""/>
  <manifest:file-entry manifest:full-path="Configurations2/toolbar/custom_toolbar_9d47322f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0.2917in"/>
    </style:style>
    <style:style style:name="co7" style:family="table-column">
      <style:table-column-properties fo:break-before="auto" style:column-width="0.3937in"/>
    </style:style>
    <style:style style:name="co8" style:family="table-column">
      <style:table-column-properties fo:break-before="auto" style:column-width="0.6693in"/>
    </style:style>
    <style:style style:name="co9" style:family="table-column">
      <style:table-column-properties fo:break-before="auto" style:column-width="4.528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398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1" style:family="table-cell" style:parent-style-name="Default">
      <style:table-cell-properties fo:padding="0.028in"/>
      <style:text-properties fo:font-size="11pt" style:font-size-asian="11pt" style:font-size-complex="11pt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>
      <style:table-cell-properties style:diagonal-bl-tr="none" style:diagonal-tl-br="none" fo:border="none" fo:padding="0.028in" style:rotation-align="none"/>
      <style:text-properties fo:font-size="11pt" style:font-size-asian="11pt" style:font-size-complex="11pt"/>
    </style:style>
    <style:style style:name="ce34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diagonal-bl-tr="none" style:diagonal-tl-br="none" fo:border="0.06pt solid #33cccc" fo:padding="0.028in" style:rotation-align="none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0.06pt solid #33cccc" fo:padding="0.028in" fo:border-right="0.06pt solid #33cccc" style:rotation-align="none" fo:border-top="none"/>
      <style:text-properties fo:font-size="11pt" style:font-size-asian="11pt" style:font-size-complex="11pt"/>
    </style:style>
    <style:style style:name="ce37" style:family="table-cell" style:parent-style-name="Default" style:data-style-name="N99">
      <style:table-cell-properties fo:padding="0.028in"/>
      <style:text-properties fo:font-size="11pt" style:font-size-asian="11pt" style:font-size-complex="11pt"/>
    </style:style>
    <style:style style:name="ce55" style:family="table-cell" style:parent-style-name="Default" style:data-style-name="N99"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fo:padding="0.028in"/>
      <style:text-properties fo:font-size="11pt" style:font-size-asian="11pt" style:font-size-complex="11pt"/>
    </style:style>
    <style:style style:name="ce3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3399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26pt solid #ffff00" fo:background-color="#333399" style:diagonal-bl-tr="none" style:diagonal-tl-br="none" style:text-align-source="fix" style:repeat-content="false" fo:wrap-option="no-wrap" fo:border-left="none" style:direction="ltr" fo:padding="0.028in" fo:border-right="0.26pt solid #ffff00" style:rotation-angle="0" style:rotation-align="none" style:shrink-to-fit="false" fo:border-top="0.26pt solid #ffff00" style:vertical-align="automatic" loext:vertical-justify="auto"/>
      <style:paragraph-properties fo:text-align="start" css3t:text-justify="auto" fo:margin-left="0in" style:writing-mode="page"/>
      <style:text-properties fo:color="#f10d0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3" style:diagonal-bl-tr="none" style:diagonal-tl-br="none" style:text-align-source="fix" style:repeat-content="false" fo:wrap-option="no-wrap" fo:border="0.26pt solid #2a6099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ffff3" style:diagonal-bl-tr="none" style:diagonal-tl-br="none" style:text-align-source="fix" style:repeat-content="false" fo:wrap-option="no-wrap" fo:border="0.26pt solid #2a6099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26pt dotted #ffff6d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10d0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10d0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10d0c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81ac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26pt solid #ffff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26pt dotted #ffffa6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6pt solid #33cccc" fo:background-color="#ccccff" style:diagonal-bl-tr="none" style:diagonal-tl-br="none" style:text-align-source="fix" style:repeat-content="false" fo:wrap-option="no-wrap" fo:border-left="none" style:direction="ltr" fo:padding="0.028in" fo:border-right="0.06pt solid #33cccc" style:rotation-angle="0" style:rotation-align="none" style:shrink-to-fit="false" fo:border-top="0.06pt solid #33cccc" style:vertical-align="automatic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0">
      <style:table-cell-properties style:diagonal-bl-tr="none" style:diagonal-tl-br="none" fo:border="none" fo:padding="0.028in" style:rotation-align="none"/>
      <style:text-properties fo:font-size="11pt" style:font-size-asian="11pt" style:font-size-complex="11pt"/>
    </style:style>
    <style:style style:name="ce51" style:family="table-cell" style:parent-style-name="Default" style:data-style-name="N99">
      <style:table-cell-properties style:diagonal-bl-tr="none" style:diagonal-tl-br="none" fo:background-color="transparent" fo:border="none" fo:padding="0.028in" style:rotation-align="none"/>
      <style:text-properties fo:font-size="11pt" style:font-size-asian="11pt" style:font-size-complex="11pt"/>
    </style:style>
    <style:style style:name="ce52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26pt solid #2a6099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dedce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26pt solid #2a6099" fo:background-color="#b3cac7" style:diagonal-bl-tr="none" style:diagonal-tl-br="none" style:text-align-source="fix" style:repeat-content="false" fo:wrap-option="no-wrap" fo:border-left="none" style:direction="ltr" fo:padding="0.028in" fo:border-right="0.26pt solid #2a6099" style:rotation-angle="0" style:rotation-align="none" style:shrink-to-fit="false" fo:border-top="0.26pt solid #2a609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no-wrap" fo:border-left="0.26pt solid #2a6099" style:direction="ltr" fo:padding="0.028in" fo:border-right="0.26pt solid #2a6099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26pt solid #2a6099" fo:background-color="#729fcf" style:diagonal-bl-tr="none" style:diagonal-tl-br="none" style:text-align-source="fix" style:repeat-content="false" fo:wrap-option="no-wrap" fo:border-left="0.26pt solid #2a6099" style:direction="ltr" fo:padding="0.028in" fo:border-right="0.26pt solid #2a6099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800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b4c7d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style:diagonal-bl-tr="none" style:diagonal-tl-br="none" fo:background-color="transparent" fo:border="0.06pt solid #33cccc" fo:padding="0.028in" style:rotation-align="none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none" style:vertical-align="automatic" loext:vertical-justify="auto"/>
      <style:paragraph-properties fo:text-align="center" css3t:text-justify="auto"/>
      <style:text-properties fo:color="#339966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0">
      <style:table-cell-properties fo:background-color="#b4c7dc" style:diagonal-bl-tr="none" style:diagonal-tl-br="none" style:text-align-source="fix" style:repeat-content="false" fo:wrap-option="no-wrap" fo:border="none" style:vertical-align="automatic" loext:vertical-justify="auto"/>
      <style:paragraph-properties fo:text-align="center" css3t:text-justify="auto"/>
      <style:text-properties fo:color="#81aca6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0">
      <style:table-cell-properties fo:background-color="#dee6ef" style:diagonal-bl-tr="none" style:diagonal-tl-br="none" style:text-align-source="fix" style:repeat-content="false" fo:wrap-option="no-wrap" fo:border="0.26pt solid #2a6099" style:vertical-align="middle" loext:vertical-justify="auto"/>
      <style:paragraph-properties fo:text-align="center" css3t:text-justify="auto"/>
      <style:text-properties fo:color="#000000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0">
      <style:table-cell-properties fo:border-bottom="0.26pt solid #2a6099" fo:background-color="#729fcf" style:diagonal-bl-tr="none" style:diagonal-tl-br="none" style:text-align-source="fix" style:repeat-content="false" fo:wrap-option="no-wrap" fo:border-left="0.26pt solid #2a6099" fo:border-right="0.26pt solid #2a6099" fo:border-top="none" style:vertical-align="automatic" loext:vertical-justify="auto"/>
      <style:paragraph-properties fo:text-align="center" css3t:text-justify="auto"/>
      <style:text-properties fo:color="#ffff00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0">
      <style:table-cell-properties fo:border-bottom="none" fo:background-color="#729fcf" style:diagonal-bl-tr="none" style:diagonal-tl-br="none" style:text-align-source="fix" style:repeat-content="false" fo:wrap-option="no-wrap" fo:border-left="0.26pt solid #2a6099" fo:border-right="0.26pt solid #2a6099" fo:border-top="none" style:vertical-align="automatic" loext:vertical-justify="auto"/>
      <style:paragraph-properties fo:text-align="center" css3t:text-justify="auto"/>
      <style:text-properties fo:color="#ffff00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 style:data-style-name="N0">
      <style:table-cell-properties fo:background-color="#333399" style:diagonal-bl-tr="none" style:diagonal-tl-br="none" style:text-align-source="fix" style:repeat-content="false" fo:wrap-option="no-wrap" fo:border="none" style:vertical-align="automatic" loext:vertical-justify="auto"/>
      <style:paragraph-properties fo:text-align="start" css3t:text-justify="auto"/>
      <style:text-properties fo:color="#f10d0c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 style:data-style-name="N0">
      <style:table-cell-properties fo:border-bottom="0.26pt solid #ffff00" fo:background-color="#333399" style:diagonal-bl-tr="none" style:diagonal-tl-br="none" style:text-align-source="fix" style:repeat-content="false" fo:wrap-option="no-wrap" fo:border-left="none" fo:border-right="0.26pt solid #ffff00" fo:border-top="0.26pt solid #ffff00" style:vertical-align="automatic" loext:vertical-justify="auto"/>
      <style:paragraph-properties fo:text-align="start" css3t:text-justify="auto"/>
      <style:text-properties fo:color="#f10d0c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 style:data-style-name="N0">
      <style:table-cell-properties fo:background-color="#fffff3" style:diagonal-bl-tr="none" style:diagonal-tl-br="none" style:text-align-source="fix" style:repeat-content="false" fo:wrap-option="no-wrap" fo:border="0.26pt solid #2a6099" style:vertical-align="automatic" loext:vertical-justify="auto"/>
      <style:paragraph-properties fo:text-align="start" css3t:text-justify="auto"/>
      <style:text-properties fo:color="#666666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0">
      <style:table-cell-properties fo:background-color="#fffff3" style:diagonal-bl-tr="none" style:diagonal-tl-br="none" style:text-align-source="fix" style:repeat-content="false" fo:wrap-option="no-wrap" fo:border="0.26pt solid #2a6099" style:vertical-align="automatic" loext:vertical-justify="auto"/>
      <style:paragraph-properties fo:text-align="start" css3t:text-justify="auto"/>
      <style:text-properties fo:color="#000000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0">
      <style:table-cell-properties fo:border-bottom="0.26pt solid #2a6099" fo:background-color="#b3cac7" style:diagonal-bl-tr="none" style:diagonal-tl-br="none" style:text-align-source="fix" style:repeat-content="false" fo:wrap-option="no-wrap" fo:border-left="none" fo:border-right="0.26pt solid #2a6099" fo:border-top="0.26pt solid #2a6099" style:vertical-align="middle" loext:vertical-justify="auto"/>
      <style:paragraph-properties fo:text-align="center" css3t:text-justify="auto"/>
      <style:text-properties fo:color="#000000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55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10d0c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ildSpecTempla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1" table:number-columns-repeated="5" table:default-cell-style-name="ce32"/>
        <table:table-column table:style-name="co5" table:default-cell-style-name="ce32"/>
        <table:table-column table:style-name="co1" table:number-columns-repeated="54" table:default-cell-style-name="ce32"/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InitNbrElements</text:p>
          </table:table-cell>
          <table:table-cell table:style-name="ce31" office:value-type="string" calcext:value-type="string">
            <text:p>Order</text:p>
          </table:table-cell>
          <table:table-cell table:style-name="ce31" office:value-type="string" calcext:value-type="string">
            <text:p>SingleRow</text:p>
          </table:table-cell>
          <table:table-cell table:style-name="ce38" office:value-type="string" calcext:value-type="string">
            <text:p>MetaFMT</text:p>
          </table:table-cell>
          <table:table-cell table:style-name="ce38" office:value-type="string" calcext:value-type="string">
            <text:p>SectionFMT</text:p>
          </table:table-cell>
          <table:table-cell table:style-name="ce38" office:value-type="string" calcext:value-type="string">
            <text:p>MetaProtect</text:p>
          </table:table-cell>
          <table:table-cell table:style-name="ce38" office:value-type="string" calcext:value-type="string">
            <text:p>SectionProtect</text:p>
          </table:table-cell>
          <table:table-cell table:style-name="ce38" office:value-type="string" calcext:value-type="string">
            <text:p>RelatedElement</text:p>
          </table:table-cell>
          <table:table-cell table:style-name="ce38" office:value-type="string" calcext:value-type="string">
            <text:p>EvenCFMT</text:p>
          </table:table-cell>
          <table:table-cell table:style-name="ce38" office:value-type="string" calcext:value-type="string">
            <text:p>OddCFMT</text:p>
          </table:table-cell>
          <table:table-cell table:style-name="ce38" office:value-type="string" calcext:value-type="string">
            <text:p>Width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Anchor</text:p>
          </table:table-cell>
          <table:table-cell table:number-columns-repeated="48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39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/>
          <table:table-cell table:style-name="ce52" office:value-type="string" calcext:value-type="string">
            <text:p>A</text:p>
          </table:table-cell>
          <table:table-cell table:style-name="ce54" office:value-type="string" calcext:value-type="string">
            <text:p>A</text:p>
          </table:table-cell>
          <table:table-cell table:style-name="ce38" office:value-type="float" office:value="740" calcext:value-type="float">
            <text:p>740</text:p>
          </table:table-cell>
          <table:table-cell table:style-name="ce38" office:value-type="float" office:value="700" calcext:value-type="float">
            <text:p>7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$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A</text:p>
          </table:table-cell>
          <table:table-cell table:style-name="ce47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700" calcext:value-type="float">
            <text:p>17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2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1500" calcext:value-type="float">
            <text:p>115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</text:p>
          </table:table-cell>
          <table:table-cell table:style-name="ce31" office:value-type="string" calcext:value-type="string">
            <text:p>{$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End</text:p>
          </table:table-cell>
          <table:table-cell table:style-name="ce31" office:value-type="string" calcext:value-type="string">
            <text:p>{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A</text:p>
          </table:table-cell>
          <table:table-cell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MODULE</text:p>
          </table:table-cell>
          <table:table-cell table:style-name="ce33" office:value-type="float" office:value="12" calcext:value-type="float">
            <text:p>12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BUILDPROCESS</text:p>
          </table:table-cell>
          <table:table-cell table:style-name="ce33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OPTIONS</text:p>
          </table:table-cell>
          <table:table-cell table:style-name="ce33" office:value-type="float" office:value="7" calcext:value-type="float">
            <text:p>7</text:p>
          </table:table-cell>
          <table:table-cell table:style-name="ce35" office:value-type="float" office:value="3" calcext:value-type="float">
            <text:p>3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RULE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Open</text:p>
          </table:table-cell>
          <table:table-cell table:style-name="ce34" office:value-type="string" calcext:value-type="string">
            <text:p>{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Close</text:p>
          </table:table-cell>
          <table:table-cell table:style-name="ce34" office:value-type="string" calcext:value-type="string">
            <text:p>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Fill</text:p>
          </table:table-cell>
          <table:table-cell table:style-name="ce34" office:value-type="string" calcext:value-type="string">
            <text:p>{V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chorFil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5" table:formula="of:=FALSE()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Default" table:number-columns-repeated="4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buildSpecTempl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3" table:number-rows-repeated="104855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modelTempla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1" table:number-columns-repeated="5" table:default-cell-style-name="ce32"/>
        <table:table-column table:style-name="co5" table:default-cell-style-name="ce32"/>
        <table:table-column table:style-name="co1" table:number-columns-repeated="54" table:default-cell-style-name="ce32"/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InitNbrElements</text:p>
          </table:table-cell>
          <table:table-cell table:style-name="ce31" office:value-type="string" calcext:value-type="string">
            <text:p>Order</text:p>
          </table:table-cell>
          <table:table-cell table:style-name="ce31" office:value-type="string" calcext:value-type="string">
            <text:p>SingleRow</text:p>
          </table:table-cell>
          <table:table-cell table:style-name="ce38" office:value-type="string" calcext:value-type="string">
            <text:p>MetaFMT</text:p>
          </table:table-cell>
          <table:table-cell table:style-name="ce38" office:value-type="string" calcext:value-type="string">
            <text:p>SectionFMT</text:p>
          </table:table-cell>
          <table:table-cell table:style-name="ce38" office:value-type="string" calcext:value-type="string">
            <text:p>MetaProtect</text:p>
          </table:table-cell>
          <table:table-cell table:style-name="ce38" office:value-type="string" calcext:value-type="string">
            <text:p>SectionProtect</text:p>
          </table:table-cell>
          <table:table-cell table:style-name="ce38" office:value-type="string" calcext:value-type="string">
            <text:p>RelatedElement</text:p>
          </table:table-cell>
          <table:table-cell table:style-name="ce38" office:value-type="string" calcext:value-type="string">
            <text:p>EvenCFMT</text:p>
          </table:table-cell>
          <table:table-cell table:style-name="ce38" office:value-type="string" calcext:value-type="string">
            <text:p>OddCFMT</text:p>
          </table:table-cell>
          <table:table-cell table:style-name="ce38" office:value-type="string" calcext:value-type="string">
            <text:p>Width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Anchor</text:p>
          </table:table-cell>
          <table:table-cell table:number-columns-repeated="48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39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/>
          <table:table-cell table:style-name="ce52" office:value-type="string" calcext:value-type="string">
            <text:p>A</text:p>
          </table:table-cell>
          <table:table-cell table:style-name="ce54" office:value-type="string" calcext:value-type="string">
            <text:p>A</text:p>
          </table:table-cell>
          <table:table-cell table:style-name="ce38" office:value-type="float" office:value="740" calcext:value-type="float">
            <text:p>740</text:p>
          </table:table-cell>
          <table:table-cell table:style-name="ce38" office:value-type="float" office:value="700" calcext:value-type="float">
            <text:p>7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$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A</text:p>
          </table:table-cell>
          <table:table-cell table:style-name="ce47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700" calcext:value-type="float">
            <text:p>17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2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1500" calcext:value-type="float">
            <text:p>115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</text:p>
          </table:table-cell>
          <table:table-cell table:style-name="ce31" office:value-type="string" calcext:value-type="string">
            <text:p>{$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End</text:p>
          </table:table-cell>
          <table:table-cell table:style-name="ce31" office:value-type="string" calcext:value-type="string">
            <text:p>{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A</text:p>
          </table:table-cell>
          <table:table-cell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ELSE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EXCEPT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1" calcext:value-type="float">
            <text:p>11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FINALLY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3" calcext:value-type="float">
            <text:p>13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TRY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0" calcext:value-type="float">
            <text:p>1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</text:p>
          </table:table-cell>
          <table:table-cell table:style-name="ce33" office:value-type="float" office:value="20" calcext:value-type="float">
            <text:p>20</text:p>
          </table:table-cell>
          <table:table-cell table:style-name="ce35" office:value-type="float" office:value="9" calcext:value-type="float">
            <text:p>9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CLASS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SectionElement</text:p>
          </table:table-cell>
          <table:table-cell table:style-name="ce35" office:value-type="string" calcext:value-type="string">
            <text:p>CONDITION</text:p>
          </table:table-cell>
          <table:table-cell table:style-name="ce33" office:value-type="float" office:value="7" calcext:value-type="float">
            <text:p>7</text:p>
          </table:table-cell>
          <table:table-cell table:style-name="ce35" office:value-type="float" office:value="7" calcext:value-type="float">
            <text:p>7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60" table:formula="of:=FALSE()" office:value-type="float" office:value="0" calcext:value-type="float">
            <text:p>0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SectionElement</text:p>
          </table:table-cell>
          <table:table-cell table:style-name="ce35" office:value-type="string" calcext:value-type="string">
            <text:p>EVENT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60" table:formula="of:=FALSE()" office:value-type="float" office:value="0" calcext:value-type="float">
            <text:p>0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EXCEPT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56" office:value-type="string" calcext:value-type="string">
            <text:p>A</text:p>
          </table:table-cell>
          <table:table-cell table:style-name="ce58" office:value-type="string" calcext:value-type="string">
            <text:p>A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EVENT</text:p>
          </table:table-cell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EXCEPTION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INCLUDE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METHOD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NEXT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57" office:value-type="string" calcext:value-type="string">
            <text:p>A</text:p>
          </table:table-cell>
          <table:table-cell table:style-name="ce59" office:value-type="string" calcext:value-type="string">
            <text:p>A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EVENT</text:p>
          </table:table-cell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RULE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Open</text:p>
          </table:table-cell>
          <table:table-cell table:style-name="ce34" office:value-type="string" calcext:value-type="string">
            <text:p>{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Close</text:p>
          </table:table-cell>
          <table:table-cell table:style-name="ce34" office:value-type="string" calcext:value-type="string">
            <text:p>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Fill</text:p>
          </table:table-cell>
          <table:table-cell table:style-name="ce34" office:value-type="string" calcext:value-type="string">
            <text:p>{V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chorFil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5" table:formula="of:=FALSE()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Default" table:number-columns-repeated="4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modelTempl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Cmd</text:p>
          </table:table-cell>
          <table:table-cell office:value-type="string" calcext:value-type="string">
            <text:p>cmd.exe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TmpDir</text:p>
          </table:table-cell>
          <table:table-cell office:value-type="string" calcext:value-type="string">
            <text:p>c:\temp\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TmpFile</text:p>
          </table:table-cell>
          <table:table-cell office:value-type="string" calcext:value-type="string">
            <text:p>bldscrnnnnn.bat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Act</text:p>
          </table:table-cell>
          <table:table-cell office:value-type="string" calcext:value-type="string">
            <text:p>call I:\Projects\codemapv4\codemap\cmenv\Scripts\activate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DeAct</text:p>
          </table:table-cell>
          <table:table-cell office:value-type="string" calcext:value-type="string">
            <text:p>call I:\Projects\codemapv4\codemap\cmenv\Scripts\deactivate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CMD</text:p>
          </table:table-cell>
          <table:table-cell office:value-type="string" calcext:value-type="string">
            <text:p>%VIRTUAL_ENV%\scripts\python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Module</text:p>
          </table:table-cell>
          <table:table-cell office:value-type="string" calcext:value-type="string">
            <text:p>codemaps.build.build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BldSpec</text:p>
          </table:table-cell>
          <table:table-cell office:value-type="string" calcext:value-type="string">
            <text:p>buildSpec</text:p>
          </table:table-cell>
          <table:table-cell table:number-columns-repeated="61"/>
        </table:table-row>
        <table:table-row table:style-name="ro3" table:number-rows-repeated="104853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__init__" table:style-name="ta1" table:protected="true">
        <loext:table-protection loext:select-protected-cells="true" loext:select-unprotected-cells="true"/>
        <table:table-column table:style-name="co6" table:default-cell-style-name="ce62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0.9213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table:style-name="ce6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table:style-name="ce63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4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__init__.$A$13" table:cell-range-address="$__init__.$A$13:.$D$13"/>
          <table:named-range table:name="ACTIONELSE" table:base-cell-address="$__init__.$A$16" table:cell-range-address="$__init__.$A$16:.$D$16"/>
          <table:named-range table:name="ACTIONEXCEPT" table:base-cell-address="$__init__.$A$15" table:cell-range-address="$__init__.$A$15:.$D$15"/>
          <table:named-range table:name="ACTIONFINALLY" table:base-cell-address="$__init__.$A$17" table:cell-range-address="$__init__.$A$17:.$D$17"/>
          <table:named-range table:name="ACTIONTRY" table:base-cell-address="$__init__.$A$14" table:cell-range-address="$__init__.$A$14:.$D$14"/>
          <table:named-range table:name="CLASS" table:base-cell-address="$__init__.$A$6" table:cell-range-address="$__init__.$A$6:.$D$6"/>
          <table:named-range table:name="CONDITION" table:base-cell-address="$__init__.$A$11" table:cell-range-address="$__init__.$A$11:.$D$11"/>
          <table:named-range table:name="EVENT" table:base-cell-address="$__init__.$A$9" table:cell-range-address="$__init__.$A$9:.$D$10"/>
          <table:named-range table:name="EXCEPT" table:base-cell-address="$__init__.$A$5" table:cell-range-address="$__init__.$A$5:.$D$5"/>
          <table:named-range table:name="EXCEPTION" table:base-cell-address="$__init__.$A$12" table:cell-range-address="$__init__.$A$12:.$D$12"/>
          <table:named-range table:name="INCLUDE" table:base-cell-address="$__init__.$A$8" table:cell-range-address="$__init__.$A$8:.$D$8"/>
          <table:named-range table:name="METHOD" table:base-cell-address="$__init__.$A$7" table:cell-range-address="$__init__.$A$7:.$D$7"/>
          <table:named-range table:name="NEXT" table:base-cell-address="$__init__.$A$4" table:cell-range-address="$__init__.$A$4:.$D$4"/>
          <table:named-range table:name="RULE" table:base-cell-address="$__init__.$A$2" table:cell-range-address="$__init__.$A$2:.$D$3"/>
        </table:named-expressions>
      </table:table>
      <table:table table:name="Utilities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57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17.2547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57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##</text:p>
            <text:p>    A context that works by streaming the snps covariance file, one gene at a time.</text:p>
            <text:p>    Whenever it yields a gene from `get_genes()`, it will configure itself to that gene,</text:p>
            <text:p>    but since it holds snp covariance data one gene at a time, it won work if you sort it.</text:p>
            <text:p>    So, use it as it comes.</text:p>
            <text:p>    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2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2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2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table:number-columns-repeated="3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3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table:number-columns-repeated="3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3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number-columns-repeated="3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number-columns-repeated="3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3">
          <table:table-cell table:number-columns-repeated="3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table:number-columns-repeated="3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>
          <table:table-cell table:number-columns-repeated="3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4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number-columns-repeated="4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number-columns-repeated="4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table:number-columns-repeated="4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table:number-columns-repeated="4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number-columns-repeated="4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table:number-columns-repeated="4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table:number-columns-repeated="4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number-columns-repeated="4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table:number-columns-repeated="4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number-columns-repeated="5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table:number-columns-repeated="5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table:number-columns-repeated="5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table:number-columns-repeated="5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number-columns-repeated="54"/>
          <table:table-cell office:value-type="string" calcext:value-type="string">
            <text:p>x</text:p>
          </table:table-cell>
          <table:table-cell table:style-name="ce63"/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table:number-columns-repeated="55"/>
          <table:table-cell office:value-type="string" calcext:value-type="string">
            <text:p>x</text:p>
          </table:table-cell>
          <table:table-cell table:style-name="ce70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number-columns-repeated="56"/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table:number-columns-repeated="3" table:style-name="ce64" office:value-type="string" calcext:value-type="string">
            <text:p>0</text:p>
          </table:table-cell>
          <table:table-cell table:style-name="ce64" office:value-type="string" calcext:value-type="string">
            <text:p>5</text:p>
          </table:table-cell>
          <table:table-cell table:number-columns-repeated="6" table:style-name="ce64" office:value-type="string" calcext:value-type="string">
            <text:p>0</text:p>
          </table:table-cell>
          <table:table-cell table:style-name="ce64" office:value-type="string" calcext:value-type="string">
            <text:p>11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12</text:p>
          </table:table-cell>
          <table:table-cell table:number-columns-repeated="2" table:style-name="ce64" office:value-type="string" calcext:value-type="string">
            <text:p>11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15</text:p>
          </table:table-cell>
          <table:table-cell table:number-columns-repeated="3" table:style-name="ce64" office:value-type="string" calcext:value-type="string">
            <text:p>0</text:p>
          </table:table-cell>
          <table:table-cell table:style-name="ce64" office:value-type="string" calcext:value-type="string">
            <text:p>31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21</text:p>
          </table:table-cell>
          <table:table-cell table:number-columns-repeated="4" table:style-name="ce64" office:value-type="string" calcext:value-type="string">
            <text:p>0</text:p>
          </table:table-cell>
          <table:table-cell table:style-name="ce64" office:value-type="string" calcext:value-type="string">
            <text:p>25</text:p>
          </table:table-cell>
          <table:table-cell table:number-columns-repeated="4" table:style-name="ce64" office:value-type="string" calcext:value-type="string">
            <text:p>0</text:p>
          </table:table-cell>
          <table:table-cell table:style-name="ce64" office:value-type="string" calcext:value-type="string">
            <text:p>29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30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30</text:p>
          </table:table-cell>
          <table:table-cell table:number-columns-repeated="5" table:style-name="ce64" office:value-type="string" calcext:value-type="string">
            <text:p>0</text:p>
          </table:table-cell>
          <table:table-cell table:style-name="ce64" office:value-type="string" calcext:value-type="string">
            <text:p>33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35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36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37</text:p>
          </table:table-cell>
          <table:table-cell table:number-columns-repeated="3"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57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57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string" calcext:value-type="string">
            <text:p>0</text:p>
          </table:table-cell>
          <table:table-cell table:number-columns-repeated="4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 SimpleContext(ContextMixin, Context):</text:p>
          </table:table-cell>
        </table:table-row>
        <table:table-row table:style-name="ro3">
          <table:table-cell table:number-columns-repeated="8"/>
          <table:table-cell table:number-columns-repeated="12" office:value-type="string" calcext:value-type="string">
            <text:p>0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 ExpressionStreamedContext(ContextMixin, Context):</text:p>
          </table:table-cell>
        </table:table-row>
        <table:table-row table:style-name="ro3">
          <table:table-cell table:number-columns-repeated="22"/>
          <table:table-cell table:number-columns-repeated="5" office:value-type="string" calcext:value-type="string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 CutoffEigenRatio(object):</text:p>
          </table:table-cell>
        </table:table-row>
        <table:table-row table:style-name="ro3">
          <table:table-cell table:number-columns-repeated="27"/>
          <table:table-cell table:number-columns-repeated="5" office:value-type="string" calcext:value-type="string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ass CutoffTraceRatio(object):</text:p>
          </table:table-cell>
        </table:table-row>
        <table:table-row table:style-name="ro3">
          <table:table-cell table:number-columns-repeated="32"/>
          <table:table-cell table:number-columns-repeated="8" office:value-type="string" calcext:value-type="string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lass CutoffThreshold(object):</text:p>
          </table:table-cell>
        </table:table-row>
        <table:table-row table:style-name="ro3">
          <table:table-cell table:number-columns-repeated="57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__init__(self, metaxcan_results_manager, matrix_manager, genes, cutoff, epsilon, trimmed_ensemble_ids):</text:p>
          </table:table-cell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get_genes(self):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50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get_n_genes(self):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</text:p>
          </table:table-cell>
          <table:table-cell table:number-columns-repeated="49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check(self):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1</text:p>
          </table:table-cell>
          <table:table-cell table:number-columns-repeated="47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 __init__(self, metaxcan_results_manager, snp_covariance_streamer, model_manager, genes, cutoff, epsilon, trimmed_ensemble_id=False):</text:p>
          </table:table-cell>
        </table:table-row>
        <table:table-row table:style-name="ro3">
          <table:table-cell table:number-columns-repeated="10"/>
          <table:table-cell table:number-columns-repeated="6" office:value-type="string" calcext:value-type="string">
            <text:p>1</text:p>
          </table:table-cell>
          <table:table-cell table:number-columns-repeated="41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f get_genes(self):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40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f get_n_genes(self):</text:p>
          </table:table-cell>
        </table:table-row>
        <table:table-row table:style-name="ro3">
          <table:table-cell table:number-columns-repeated="17"/>
          <table:table-cell table:number-columns-repeated="3" office:value-type="string" calcext:value-type="string">
            <text:p>1</text:p>
          </table:table-cell>
          <table:table-cell table:number-columns-repeated="3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f check(self):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0</text:p>
          </table:table-cell>
          <table:table-cell table:number-columns-repeated="36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f _index(matrix_manager):</text:p>
          </table:table-cell>
        </table:table-row>
        <table:table-row table:style-name="ro3">
          <table:table-cell table:number-columns-repeated="21"/>
          <table:table-cell table:number-columns-repeated="24" office:value-type="string" calcext:value-type="string">
            <text:p>0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ef _cutoff(args):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2</text:p>
          </table:table-cell>
          <table:table-cell table:number-columns-repeated="33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ef __init__(self, cutoff_ratio):</text:p>
          </table:table-cell>
        </table:table-row>
        <table:table-row table:style-name="ro3">
          <table:table-cell table:number-columns-repeated="24"/>
          <table:table-cell table:number-columns-repeated="3" office:value-type="string" calcext:value-type="string">
            <text:p>2</text:p>
          </table:table-cell>
          <table:table-cell table:number-columns-repeated="30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f __call__(self, matrix):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2</text:p>
          </table:table-cell>
          <table:table-cell table:number-columns-repeated="28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ef __init__(self, cutoff_ratio):</text:p>
          </table:table-cell>
        </table:table-row>
        <table:table-row table:style-name="ro3">
          <table:table-cell table:number-columns-repeated="29"/>
          <table:table-cell table:number-columns-repeated="3" office:value-type="string" calcext:value-type="string">
            <text:p>2</text:p>
          </table:table-cell>
          <table:table-cell table:number-columns-repeated="25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ef __call__(self, matrix):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2</text:p>
          </table:table-cell>
          <table:table-cell table:number-columns-repeated="23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ef __init__(self, cutoff_threshold):</text:p>
          </table:table-cell>
        </table:table-row>
        <table:table-row table:style-name="ro3">
          <table:table-cell table:number-columns-repeated="34"/>
          <table:table-cell table:number-columns-repeated="6" office:value-type="string" calcext:value-type="string">
            <text:p>2</text:p>
          </table:table-cell>
          <table:table-cell table:number-columns-repeated="1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ef __call__(self, matrix):</text:p>
          </table:table-cell>
        </table:table-row>
        <table:table-row table:style-name="ro3">
          <table:table-cell table:number-columns-repeated="45"/>
          <table:table-cell table:number-columns-repeated="3" office:value-type="string" calcext:value-type="string">
            <text:p>0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ef load_variance(path, trim_ensemble_version=True):</text:p>
          </table:table-cell>
        </table:table-row>
        <table:table-row table:style-name="ro3">
          <table:table-cell table:number-columns-repeated="48"/>
          <table:table-cell table:number-columns-repeated="9"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ef context_from_args(args):</text:p>
          </table:table-cell>
        </table:table-row>
        <table:table-row table:style-name="ro3">
          <table:table-cell table:number-columns-repeated="56"/>
          <table:table-cell office:value-type="string" calcext:value-type="string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ef _check_in(comps, intersection):</text:p>
          </table:table-cell>
        </table:table-row>
        <table:table-row table:style-name="ro3">
          <table:table-cell table:number-columns-repeated="57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numpy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pandas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ort logging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m .JointAnalysis import Context, ContextMixin</text:p>
          </table:table-cell>
        </table:table-row>
        <table:table-row table:style-name="ro3">
          <table:table-cell office:value-type="string" calcext:value-type="string">
            <text:p>5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om .. import MatrixManager</text:p>
          </table:table-cell>
        </table:table-row>
        <table:table-row table:style-name="ro3">
          <table:table-cell office:value-type="string" calcext:value-type="string">
            <text:p>6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rom .. import Exceptions</text:p>
          </table:table-cell>
        </table:table-row>
        <table:table-row table:style-name="ro3">
          <table:table-cell office:value-type="string" calcext:value-type="string">
            <text:p>7</text:p>
          </table:table-cell>
          <table:table-cell table:number-columns-repeated="56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rom .. import PredictionModel</text:p>
          </table:table-cell>
        </table:table-row>
        <table:table-row table:style-name="ro3">
          <table:table-cell office:value-type="string" calcext:value-type="string">
            <text:p>8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rom ..misc import GWASAndModels</text:p>
          </table:table-cell>
        </table:table-row>
        <table:table-row table:style-name="ro3">
          <table:table-cell office:value-type="string" calcext:value-type="string">
            <text:p>9</text:p>
          </table:table-cell>
          <table:table-cell table:number-columns-repeated="56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rom ..misc import DataFrameStreamer</text:p>
          </table:table-cell>
        </table:table-row>
        <table:table-row table:style-name="ro3">
          <table:table-cell office:value-type="string" calcext:value-type="string">
            <text:p>10</text:p>
          </table:table-cell>
          <table:table-cell table:number-columns-repeated="56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rom ..misc import KeyedDataSource</text:p>
          </table:table-cell>
        </table:table-row>
        <table:table-row table:style-name="ro3">
          <table:table-cell office:value-type="string" calcext:value-type="string">
            <text:p>11</text:p>
          </table:table-cell>
          <table:table-cell table:number-columns-repeated="56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rom ..genotype import GeneExpressionMatrixManager</text:p>
          </table:table-cell>
        </table:table-row>
        <table:table-row table:style-name="ro3">
          <table:table-cell office:value-type="string" calcext:value-type="string">
            <text:p>12</text:p>
          </table:table-cell>
          <table:table-cell table:number-columns-repeated="56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rom ..metaxcan import MetaXcanResultsManager</text:p>
          </table:table-cell>
        </table:table-row>
        <table:table-row table:style-name="ro3">
          <table:table-cell table:number-columns-repeated="57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</text:p>
          </table:table-cell>
          <table:table-cell table:number-columns-repeated="5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V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S</text:p>
          </table:table-cell>
          <table:table-cell table:number-columns-repeated="50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S</text:p>
          </table:table-cell>
          <table:table-cell table:number-columns-repeated="49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S</text:p>
          </table:table-cell>
          <table:table-cell table:number-columns-repeated="48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S</text:p>
          </table:table-cell>
          <table:table-cell table:number-columns-repeated="47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S</text:p>
          </table:table-cell>
          <table:table-cell table:number-columns-repeated="46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1"/>
          <table:table-cell table:number-columns-repeated="3" office:value-type="string" calcext:value-type="string">
            <text:p>V</text:p>
          </table:table-cell>
          <table:table-cell table:number-columns-repeated="4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4"/>
          <table:table-cell table:number-columns-repeated="2" office:value-type="string" calcext:value-type="string">
            <text:p>V</text:p>
          </table:table-cell>
          <table:table-cell table:number-columns-repeated="41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S</text:p>
          </table:table-cell>
          <table:table-cell table:number-columns-repeated="40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S</text:p>
          </table:table-cell>
          <table:table-cell table:number-columns-repeated="39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8"/>
          <table:table-cell table:number-columns-repeated="2" office:value-type="string" calcext:value-type="string">
            <text:p>V</text:p>
          </table:table-cell>
          <table:table-cell table:number-columns-repeated="37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S</text:p>
          </table:table-cell>
          <table:table-cell table:number-columns-repeated="36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S</text:p>
          </table:table-cell>
          <table:table-cell table:number-columns-repeated="35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S</text:p>
          </table:table-cell>
          <table:table-cell table:number-columns-repeated="34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S</text:p>
          </table:table-cell>
          <table:table-cell table:number-columns-repeated="3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S</text:p>
          </table:table-cell>
          <table:table-cell table:number-columns-repeated="3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5"/>
          <table:table-cell table:number-columns-repeated="2" office:value-type="string" calcext:value-type="string">
            <text:p>V</text:p>
          </table:table-cell>
          <table:table-cell table:number-columns-repeated="30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7"/>
          <table:table-cell office:value-type="string" calcext:value-type="string">
            <text:p>S</text:p>
          </table:table-cell>
          <table:table-cell table:number-columns-repeated="29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8"/>
          <table:table-cell office:value-type="string" calcext:value-type="string">
            <text:p>S</text:p>
          </table:table-cell>
          <table:table-cell table:number-columns-repeated="28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9"/>
          <table:table-cell office:value-type="string" calcext:value-type="string">
            <text:p>S</text:p>
          </table:table-cell>
          <table:table-cell table:number-columns-repeated="27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30"/>
          <table:table-cell table:number-columns-repeated="2" office:value-type="string" calcext:value-type="string">
            <text:p>V</text:p>
          </table:table-cell>
          <table:table-cell table:number-columns-repeated="25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32"/>
          <table:table-cell office:value-type="string" calcext:value-type="string">
            <text:p>S</text:p>
          </table:table-cell>
          <table:table-cell table:number-columns-repeated="24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33"/>
          <table:table-cell office:value-type="string" calcext:value-type="string">
            <text:p>S</text:p>
          </table:table-cell>
          <table:table-cell table:number-columns-repeated="23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34"/>
          <table:table-cell office:value-type="string" calcext:value-type="string">
            <text:p>S</text:p>
          </table:table-cell>
          <table:table-cell table:number-columns-repeated="22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35"/>
          <table:table-cell table:number-columns-repeated="2" office:value-type="string" calcext:value-type="string">
            <text:p>V</text:p>
          </table:table-cell>
          <table:table-cell table:number-columns-repeated="20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37"/>
          <table:table-cell table:number-columns-repeated="3" office:value-type="string" calcext:value-type="string">
            <text:p>V</text:p>
          </table:table-cell>
          <table:table-cell table:number-columns-repeated="17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40"/>
          <table:table-cell table:number-columns-repeated="5" office:value-type="string" calcext:value-type="string">
            <text:p>V</text:p>
          </table:table-cell>
          <table:table-cell table:number-columns-repeated="12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table:number-columns-repeated="45"/>
          <table:table-cell office:value-type="string" calcext:value-type="string">
            <text:p>S</text:p>
          </table:table-cell>
          <table:table-cell table:number-columns-repeated="11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46"/>
          <table:table-cell table:number-columns-repeated="2" office:value-type="string" calcext:value-type="string">
            <text:p>V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table:number-columns-repeated="48"/>
          <table:table-cell office:value-type="string" calcext:value-type="string">
            <text:p>S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49"/>
          <table:table-cell table:number-columns-repeated="3" office:value-type="string" calcext:value-type="string">
            <text:p>V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number-columns-repeated="52"/>
          <table:table-cell table:number-columns-repeated="2" office:value-type="string" calcext:value-type="string">
            <text:p>V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number-columns-repeated="54"/>
          <table:table-cell table:number-columns-repeated="2" office:value-type="string" calcext:value-type="string">
            <text:p>V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3">
          <table:table-cell table:number-columns-repeated="56"/>
          <table:table-cell office:value-type="string" calcext:value-type="string">
            <text:p>S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table:number-columns-repeated="57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self.trimmed_ensemble_id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office:value-type="string" calcext:value-type="string">
            <text:p>Implements: for d in self.snp_covariance_streamer</text:p>
          </table:table-cell>
          <table:table-cell office:value-type="string" calcext:value-type="string">
            <text:p>d is not None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1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g in self.gene_names)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en(a.intersection(b)) == 0)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self.cutoff_ratio == 0)</text:p>
          </table:table-cell>
        </table:table-row>
        <table:table-row table:style-name="ro3">
          <table:table-cell table:number-columns-repeated="3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self.cutoff_threshold == 0)</text:p>
          </table:table-cell>
        </table:table-row>
        <table:table-row table:style-name="ro3">
          <table:table-cell table:number-columns-repeated="37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office:value-type="string" calcext:value-type="string">
            <text:p>Implements: for i in range(0,len(cumsum))</text:p>
          </table:table-cell>
          <table:table-cell office:value-type="string" calcext:value-type="string">
            <text:p>i is not None</text:p>
          </table:table-cell>
        </table:table-row>
        <table:table-row table:style-name="ro3">
          <table:table-cell table:number-columns-repeated="3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cumsum[i] &gt; objective)</text:p>
          </table:table-cell>
        </table:table-row>
        <table:table-row table:style-name="ro3">
          <table:table-cell table:number-columns-repeated="40"/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F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args.cutoff_eigen_ratio is not None)</text:p>
          </table:table-cell>
        </table:table-row>
        <table:table-row table:style-name="ro3">
          <table:table-cell table:number-columns-repeated="41"/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args.cutoff_trace_ratio is not None)</text:p>
          </table:table-cell>
        </table:table-row>
        <table:table-row table:style-name="ro3">
          <table:table-cell table:number-columns-repeated="42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2"/>
          <table:table-cell office:value-type="float" office:value="11" calcext:value-type="float">
            <text:p>1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args.cutoff_threshold is not None)</text:p>
          </table:table-cell>
        </table:table-row>
        <table:table-row table:style-name="ro3">
          <table:table-cell table:number-columns-repeated="4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args.cutoff_condition_number is not None)</text:p>
          </table:table-cell>
        </table:table-row>
        <table:table-row table:style-name="ro3">
          <table:table-cell table:number-columns-repeated="4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trim_ensemble_version</text:p>
          </table:table-cell>
        </table:table-row>
        <table:table-row table:style-name="ro3">
          <table:table-cell table:number-columns-repeated="49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args.model_product</text:p>
          </table:table-cell>
        </table:table-row>
        <table:table-row table:style-name="ro3">
          <table:table-cell table:number-columns-repeated="5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args.snp_covariance</text:p>
          </table:table-cell>
        </table:table-row>
        <table:table-row table:style-name="ro3">
          <table:table-cell table:number-columns-repeated="5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args.cleared_snps</text:p>
          </table:table-cell>
        </table:table-row>
        <table:table-row table:style-name="ro3">
          <table:table-cell table:number-columns-repeated="5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en(intersection) == 0)</text:p>
          </table:table-cell>
        </table:table-row>
        <table:table-row table:style-name="ro3">
          <table:table-cell table:number-columns-repeated="57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57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lf.metaxcan_results_manager = metaxcan_results_manager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2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lf.matrix_manager = matrix_manager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3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f.model_name_index = _index(matrix_manager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4</text:p>
          </table:table-cell>
          <table:table-cell table:number-columns-repeated="5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lf.trimmed_ensemble_id = trimmed_ensemble_id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5</text:p>
          </table:table-cell>
          <table:table-cell table:number-columns-repeated="47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lf.gene_names = self._process_genes(genes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6</text:p>
          </table:table-cell>
          <table:table-cell table:number-columns-repeated="6"/>
          <table:table-cell office:value-type="string" calcext:value-type="string">
            <text:p>6</text:p>
          </table:table-cell>
          <table:table-cell table:number-columns-repeated="47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elf.cutoff = cutoff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7</text:p>
          </table:table-cell>
          <table:table-cell table:number-columns-repeated="6"/>
          <table:table-cell office:value-type="string" calcext:value-type="string">
            <text:p>7</text:p>
          </table:table-cell>
          <table:table-cell table:number-columns-repeated="4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elf.epsilon = epsil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5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trix_genes = self.matrix_manager.model_labels(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</text:p>
          </table:table-cell>
          <table:table-cell table:number-columns-repeated="53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ults_genes = self.metaxcan_results_manager.get_genes()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5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enes = {x for x in matrix_genes if (x.split('.')[0] in results_genes)}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 table:number-columns-repeated="51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genes = {x for x in matrix_genes if (x in results_genes)}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2</text:p>
          </table:table-cell>
          <table:table-cell table:number-columns-repeated="51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turn genes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50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turn len(self.get_genes())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</text:p>
          </table:table-cell>
          <table:table-cell table:number-columns-repeated="49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2</text:p>
          </table:table-cell>
          <table:table-cell table:number-columns-repeated="4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elf.snp_covariance_streamer = snp_covariance_streamer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3</text:p>
          </table:table-cell>
          <table:table-cell table:number-columns-repeated="4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elf.model_manager = model_manager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4</text:p>
          </table:table-cell>
          <table:table-cell table:number-columns-repeated="47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elf.trimmed_ensemble_id = trimmed_ensemble_id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8</text:p>
          </table:table-cell>
          <table:table-cell table:number-columns-repeated="47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elf.matrix_manager = Non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46"/>
          <table:table-cell office:value-type="float" office:value="19" calcext:value-type="float">
            <text:p>19</text:p>
          </table:table-cell>
          <table:table-cell office:value-type="string" calcext:value-type="string">
            <text:p>Implements: for d in self.snp_covariance_streamer</text:p>
          </table:table-cell>
          <table:table-cell office:value-type="string" calcext:value-type="string">
            <text:p>xXx__iter_11=iter(self.snp_covariance_streamer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1"/>
          <table:table-cell office:value-type="float" office:value="20" calcext:value-type="float">
            <text:p>20</text:p>
          </table:table-cell>
          <table:table-cell office:value-type="string" calcext:value-type="string">
            <text:p>Implements: for d in self.snp_covariance_streamer</text:p>
          </table:table-cell>
          <table:table-cell office:value-type="string" calcext:value-type="string">
            <text:p>d=next(xXx__iter_11,None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1</text:p>
          </table:table-cell>
          <table:table-cell table:number-columns-repeated="44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.GENE = d.GENE.str.split('.').str.get(0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3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 = d.GENE.values[0]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1</text:p>
          </table:table-cell>
          <table:table-cell table:number-columns-repeated="42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logging.log(6,'Gene %s not in pre-processed data. Unless you are running with a reduced set of models, this is fishy.',g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1</text:p>
          </table:table-cell>
          <table:table-cell table:number-columns-repeated="41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lf.matrix_manager = GeneExpressionMatrixManager._GeneExpressionMatrixManager(d,self.model_manager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2</text:p>
          </table:table-cell>
          <table:table-cell table:number-columns-repeated="41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(yield g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40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turn len(self.gene_names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1</text:p>
          </table:table-cell>
          <table:table-cell table:number-columns-repeated="39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 = self.model_manager.get_model_labels(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2</text:p>
          </table:table-cell>
          <table:table-cell table:number-columns-repeated="39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b = self.metaxcan_results_manager.get_model_labels(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1</text:p>
          </table:table-cell>
          <table:table-cell table:number-columns-repeated="38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aise Exceptions.ReportableException('No intersection between model names in MetaXcan Results and Prediction Models. Please verify your input'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1</text:p>
          </table:table-cell>
          <table:table-cell table:number-columns-repeated="36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abels = matrix_manager.model_labels(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2</text:p>
          </table:table-cell>
          <table:table-cell table:number-columns-repeated="36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labels = {x.split('.')[0]:x for x in labels}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3</text:p>
          </table:table-cell>
          <table:table-cell table:number-columns-repeated="36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eturn labels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28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elf.cutoff_ratio = float(cutoff_ratio)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21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eturn 0.0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1</text:p>
          </table:table-cell>
          <table:table-cell table:number-columns-repeated="30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(w, v) = numpy.linalg.eigh(matrix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2</text:p>
          </table:table-cell>
          <table:table-cell table:number-columns-repeated="30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w = (- numpy.sort((- w))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3</text:p>
          </table:table-cell>
          <table:table-cell table:number-columns-repeated="30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cutoff = (self.cutoff_ratio * w[0]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3</text:p>
          </table:table-cell>
          <table:table-cell table:number-columns-repeated="8"/>
          <table:table-cell table:number-columns-repeated="4" office:value-type="string" calcext:value-type="string">
            <text:p>2</text:p>
          </table:table-cell>
          <table:table-cell table:number-columns-repeated="13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turn cutoff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1</text:p>
          </table:table-cell>
          <table:table-cell table:number-columns-repeated="25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trace = numpy.trace(matrix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2</text:p>
          </table:table-cell>
          <table:table-cell table:number-columns-repeated="25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utoff = (self.cutoff_ratio * trace)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1</text:p>
          </table:table-cell>
          <table:table-cell table:number-columns-repeated="23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self.cutoff_threshold = float(cutoff_threshold)</text:p>
          </table:table-cell>
        </table:table-row>
        <table:table-row table:style-name="ro3">
          <table:table-cell table:number-columns-repeated="36"/>
          <table:table-cell office:value-type="string" calcext:value-type="string">
            <text:p>1</text:p>
          </table:table-cell>
          <table:table-cell table:number-columns-repeated="20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eigen = sorted(numpy.linalg.eigh(matrix)[0],reverse=True)</text:p>
          </table:table-cell>
        </table:table-row>
        <table:table-row table:style-name="ro3">
          <table:table-cell table:number-columns-repeated="36"/>
          <table:table-cell office:value-type="string" calcext:value-type="string">
            <text:p>2</text:p>
          </table:table-cell>
          <table:table-cell table:number-columns-repeated="20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race = numpy.sum(eigen)</text:p>
          </table:table-cell>
        </table:table-row>
        <table:table-row table:style-name="ro3">
          <table:table-cell table:number-columns-repeated="36"/>
          <table:table-cell office:value-type="string" calcext:value-type="string">
            <text:p>3</text:p>
          </table:table-cell>
          <table:table-cell table:number-columns-repeated="20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umsum = numpy.cumsum(eigen)</text:p>
          </table:table-cell>
        </table:table-row>
        <table:table-row table:style-name="ro3">
          <table:table-cell table:number-columns-repeated="36"/>
          <table:table-cell office:value-type="string" calcext:value-type="string">
            <text:p>4</text:p>
          </table:table-cell>
          <table:table-cell table:number-columns-repeated="20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objective = (trace * (1 - self.cutoff_threshold))</text:p>
          </table:table-cell>
        </table:table-row>
        <table:table-row table:style-name="ro3">
          <table:table-cell table:number-columns-repeated="36"/>
          <table:table-cell office:value-type="string" calcext:value-type="string">
            <text:p>5</text:p>
          </table:table-cell>
          <table:table-cell table:number-columns-repeated="20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last = eigen[0]</text:p>
          </table:table-cell>
        </table:table-row>
        <table:table-row table:style-name="ro3">
          <table:table-cell table:number-columns-repeated="36"/>
          <table:table-cell office:value-type="string" calcext:value-type="string">
            <text:p>6</text:p>
          </table:table-cell>
          <table:table-cell table:number-columns-repeated="20"/>
          <table:table-cell office:value-type="float" office:value="47" calcext:value-type="float">
            <text:p>47</text:p>
          </table:table-cell>
          <table:table-cell office:value-type="string" calcext:value-type="string">
            <text:p>Implements: for i in range(0,len(cumsum))</text:p>
          </table:table-cell>
          <table:table-cell office:value-type="string" calcext:value-type="string">
            <text:p>xXx__iter_39=iter(range(0,len(cumsum)))</text:p>
          </table:table-cell>
        </table:table-row>
        <table:table-row table:style-name="ro3">
          <table:table-cell table:number-columns-repeated="36"/>
          <table:table-cell office:value-type="string" calcext:value-type="string">
            <text:p>7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float" office:value="48" calcext:value-type="float">
            <text:p>48</text:p>
          </table:table-cell>
          <table:table-cell office:value-type="string" calcext:value-type="string">
            <text:p>Implements: for i in range(0,len(cumsum))</text:p>
          </table:table-cell>
          <table:table-cell office:value-type="string" calcext:value-type="string">
            <text:p>i=next(xXx__iter_39,None)</text:p>
          </table:table-cell>
        </table:table-row>
        <table:table-row table:style-name="ro3">
          <table:table-cell table:number-columns-repeated="39"/>
          <table:table-cell office:value-type="string" calcext:value-type="string">
            <text:p>1</text:p>
          </table:table-cell>
          <table:table-cell table:number-columns-repeated="17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last = eigen[i]</text:p>
          </table:table-cell>
        </table:table-row>
        <table:table-row table:style-name="ro3">
          <table:table-cell table:number-columns-repeated="37"/>
          <table:table-cell table:number-columns-repeated="2" office:value-type="string" calcext:value-type="string">
            <text:p>1</text:p>
          </table:table-cell>
          <table:table-cell table:number-columns-repeated="18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eturn last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1</text:p>
          </table:table-cell>
          <table:table-cell table:number-columns-repeated="35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cutoff = None</text:p>
          </table:table-cell>
        </table:table-row>
        <table:table-row table:style-name="ro3">
          <table:table-cell table:number-columns-repeated="40"/>
          <table:table-cell office:value-type="string" calcext:value-type="string">
            <text:p>1</text:p>
          </table:table-cell>
          <table:table-cell table:number-columns-repeated="16"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cutoff = CutoffEigenRatio(args.cutoff_eigen_ratio)</text:p>
          </table:table-cell>
        </table:table-row>
        <table:table-row table:style-name="ro3">
          <table:table-cell table:number-columns-repeated="41"/>
          <table:table-cell office:value-type="string" calcext:value-type="string">
            <text:p>1</text:p>
          </table:table-cell>
          <table:table-cell table:number-columns-repeated="15"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cutoff = CutoffTraceRatio(args.cutoff_trace_ratio)</text:p>
          </table:table-cell>
        </table:table-row>
        <table:table-row table:style-name="ro3">
          <table:table-cell table:number-columns-repeated="42"/>
          <table:table-cell office:value-type="string" calcext:value-type="string">
            <text:p>1</text:p>
          </table:table-cell>
          <table:table-cell table:number-columns-repeated="14"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cutoff = CutoffThreshold(args.cutoff_threshold)</text:p>
          </table:table-cell>
        </table:table-row>
        <table:table-row table:style-name="ro3">
          <table:table-cell table:number-columns-repeated="43"/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utoff = CutoffEigenRatio((1.0 / args.cutoff_condition_number))</text:p>
          </table:table-cell>
        </table:table-row>
        <table:table-row table:style-name="ro3">
          <table:table-cell table:number-columns-repeated="44"/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aise Exceptions.InvalidArguments('Specify either cutoff_ratio or cutoff_threshold')</text:p>
          </table:table-cell>
        </table:table-row>
        <table:table-row table:style-name="ro3">
          <table:table-cell table:number-columns-repeated="45"/>
          <table:table-cell office:value-type="string" calcext:value-type="string">
            <text:p>1</text:p>
          </table:table-cell>
          <table:table-cell table:number-columns-repeated="11"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logging.log(9,'Loading variance')</text:p>
          </table:table-cell>
        </table:table-row>
        <table:table-row table:style-name="ro3">
          <table:table-cell table:number-columns-repeated="45"/>
          <table:table-cell office:value-type="string" calcext:value-type="string">
            <text:p>2</text:p>
          </table:table-cell>
          <table:table-cell table:number-columns-repeated="11"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gene_variance_data = pandas.read_table(path)</text:p>
          </table:table-cell>
        </table:table-row>
        <table:table-row table:style-name="ro3">
          <table:table-cell table:number-columns-repeated="45"/>
          <table:table-cell office:value-type="string" calcext:value-type="string">
            <text:p>3</text:p>
          </table:table-cell>
          <table:table-cell table:number-columns-repeated="11"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logging.log(9,'Indexing variance')</text:p>
          </table:table-cell>
        </table:table-row>
        <table:table-row table:style-name="ro3">
          <table:table-cell table:number-columns-repeated="46"/>
          <table:table-cell office:value-type="string" calcext:value-type="string">
            <text:p>1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k = gene_variance_data.gene.str.split('.').str.get(0)</text:p>
          </table:table-cell>
        </table:table-row>
        <table:table-row table:style-name="ro3">
          <table:table-cell table:number-columns-repeated="46"/>
          <table:table-cell office:value-type="string" calcext:value-type="string">
            <text:p>2</text:p>
          </table:table-cell>
          <table:table-cell table:number-columns-repeated="10"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gene_variance_data.gene = k</text:p>
          </table:table-cell>
        </table:table-row>
        <table:table-row table:style-name="ro3">
          <table:table-cell table:number-columns-repeated="46"/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gene_variance_data = gene_variance_data.set_index(['gene', 'model'])</text:p>
          </table:table-cell>
        </table:table-row>
        <table:table-row table:style-name="ro3">
          <table:table-cell table:number-columns-repeated="46"/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gene_variance_data = gene_variance_data.sort_index()</text:p>
          </table:table-cell>
        </table:table-row>
        <table:table-row table:style-name="ro3">
          <table:table-cell table:number-columns-repeated="46"/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return gene_variance_data</text:p>
          </table:table-cell>
        </table:table-row>
        <table:table-row table:style-name="ro3">
          <table:table-cell table:number-columns-repeated="48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context = None</text:p>
          </table:table-cell>
        </table:table-row>
        <table:table-row table:style-name="ro3">
          <table:table-cell table:number-columns-repeated="48"/>
          <table:table-cell office:value-type="string" calcext:value-type="string">
            <text:p>2</text:p>
          </table:table-cell>
          <table:table-cell table:number-columns-repeated="8"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logging.info('Creating MetaXcan results manager')</text:p>
          </table:table-cell>
        </table:table-row>
        <table:table-row table:style-name="ro3">
          <table:table-cell table:number-columns-repeated="48"/>
          <table:table-cell office:value-type="string" calcext:value-type="string">
            <text:p>3</text:p>
          </table:table-cell>
          <table:table-cell table:number-columns-repeated="8"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metaxcan_manager = MetaXcanResultsManager.build_manager(args.metaxcan_folder,filters=args.metaxcan_filter,file_name_pattern=args.metaxcan_file_name_parse_pattern)</text:p>
          </table:table-cell>
        </table:table-row>
        <table:table-row table:style-name="ro3">
          <table:table-cell table:number-columns-repeated="48"/>
          <table:table-cell office:value-type="string" calcext:value-type="string">
            <text:p>4</text:p>
          </table:table-cell>
          <table:table-cell table:number-columns-repeated="8"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logging.info('Loading genes')</text:p>
          </table:table-cell>
        </table:table-row>
        <table:table-row table:style-name="ro3">
          <table:table-cell table:number-columns-repeated="48"/>
          <table:table-cell office:value-type="string" calcext:value-type="string">
            <text:p>5</text:p>
          </table:table-cell>
          <table:table-cell table:number-columns-repeated="8"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genes = PredictionModel.load_genes(args.models_folder,args.models_name_filter)</text:p>
          </table:table-cell>
        </table:table-row>
        <table:table-row table:style-name="ro3">
          <table:table-cell table:number-columns-repeated="49"/>
          <table:table-cell office:value-type="string" calcext:value-type="string">
            <text:p>1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ogging.info('Context for model product')</text:p>
          </table:table-cell>
        </table:table-row>
        <table:table-row table:style-name="ro3">
          <table:table-cell table:number-columns-repeated="49"/>
          <table:table-cell office:value-type="string" calcext:value-type="string">
            <text:p>2</text:p>
          </table:table-cell>
          <table:table-cell table:number-columns-repeated="7"/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definition = {MatrixManager.K_MODEL:'gene', MatrixManager.K_ID1:'model1', MatrixManager.K_ID2:'model2', MatrixManager.K_VALUE:'value'}</text:p>
          </table:table-cell>
        </table:table-row>
        <table:table-row table:style-name="ro3">
          <table:table-cell table:number-columns-repeated="49"/>
          <table:table-cell office:value-type="string" calcext:value-type="string">
            <text:p>3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atrix_manager = MatrixManager.load_matrix_manager(args.model_product,definition=definition,permissive=args.permissive_model_product)</text:p>
          </table:table-cell>
        </table:table-row>
        <table:table-row table:style-name="ro3">
          <table:table-cell table:number-columns-repeated="49"/>
          <table:table-cell office:value-type="string" calcext:value-type="string">
            <text:p>4</text:p>
          </table:table-cell>
          <table:table-cell table:number-columns-repeated="5"/>
          <table:table-cell office:value-type="string" calcext:value-type="string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utoff = _cutoff(args)</text:p>
          </table:table-cell>
        </table:table-row>
        <table:table-row table:style-name="ro3">
          <table:table-cell table:number-columns-repeated="49"/>
          <table:table-cell office:value-type="string" calcext:value-type="string">
            <text:p>5</text:p>
          </table:table-cell>
          <table:table-cell table:number-columns-repeated="7"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context = SimpleContext(metaxcan_manager,matrix_manager,genes,cutoff,args.regularization,args.trimmed_ensemble_id)</text:p>
          </table:table-cell>
        </table:table-row>
        <table:table-row table:style-name="ro3">
          <table:table-cell table:number-columns-repeated="50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logging.info('Context for snp covariance')</text:p>
          </table:table-cell>
        </table:table-row>
        <table:table-row table:style-name="ro3">
          <table:table-cell table:number-columns-repeated="50"/>
          <table:table-cell office:value-type="string" calcext:value-type="string">
            <text:p>2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logging.info('Assessing GWAS-Models SNP intersection')</text:p>
          </table:table-cell>
        </table:table-row>
        <table:table-row table:style-name="ro3">
          <table:table-cell table:number-columns-repeated="52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intersection = KeyedDataSource.load_data_column(args.cleared_snps,'rsid')</text:p>
          </table:table-cell>
        </table:table-row>
        <table:table-row table:style-name="ro3">
          <table:table-cell table:number-columns-repeated="52"/>
          <table:table-cell office:value-type="string" calcext:value-type="string">
            <text:p>2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intersection = set(intersection)</text:p>
          </table:table-cell>
        </table:table-row>
        <table:table-row table:style-name="ro3">
          <table:table-cell table:number-columns-repeated="53"/>
          <table:table-cell office:value-type="string" calcext:value-type="string">
            <text:p>1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intersection = GWASAndModels.gwas_model_intersection(args)</text:p>
          </table:table-cell>
        </table:table-row>
        <table:table-row table:style-name="ro3">
          <table:table-cell table:number-columns-repeated="54"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aise Exceptions.ReportableException('No intersection of snps between GWAS and models.')</text:p>
          </table:table-cell>
        </table:table-row>
        <table:table-row table:style-name="ro3">
          <table:table-cell table:number-columns-repeated="55"/>
          <table:table-cell office:value-type="string" calcext:value-type="string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logging.info('Loading Model Manager')</text:p>
          </table:table-cell>
        </table:table-row>
        <table:table-row table:style-name="ro3">
          <table:table-cell table:number-columns-repeated="55"/>
          <table:table-cell office:value-type="string" calcext:value-type="string">
            <text:p>2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model_manager = PredictionModel.load_model_manager(args.models_folder,trim_ensemble_version=args.trimmed_ensemble_id,Klass=PredictionModel._ModelManager,name_pattern=args.models_name_pattern,name_filter=args.models_name_filter,model_db_snp_key=args.model_db_snp_key)</text:p>
          </table:table-cell>
        </table:table-row>
        <table:table-row table:style-name="ro3">
          <table:table-cell table:number-columns-repeated="56"/>
          <table:table-cell office:value-type="string" calcext:value-type="string">
            <text:p>1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eturn ((comps[1] not in intersection) or (comps[2] not in intersection))</text:p>
          </table:table-cell>
        </table:table-row>
        <table:table-row table:style-name="ro3">
          <table:table-cell table:number-columns-repeated="55"/>
          <table:table-cell office:value-type="string" calcext:value-type="string">
            <text:p>3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logging.info('Preparing SNP covariance')</text:p>
          </table:table-cell>
        </table:table-row>
        <table:table-row table:style-name="ro3">
          <table:table-cell table:number-columns-repeated="55"/>
          <table:table-cell office:value-type="string" calcext:value-type="string">
            <text:p>4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snp_covariance_streamer = DataFrameStreamer.data_frame_streamer(args.snp_covariance,'GENE',additional_skip_row_check=(lambda x: _check_in(x,intersection)))</text:p>
          </table:table-cell>
        </table:table-row>
        <table:table-row table:style-name="ro3">
          <table:table-cell table:number-columns-repeated="55"/>
          <table:table-cell office:value-type="string" calcext:value-type="string">
            <text:p>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context = ExpressionStreamedContext(metaxcan_manager,snp_covariance_streamer,model_manager,genes,cutoff,args.regularization,args.trimmed_ensemble_id)</text:p>
          </table:table-cell>
        </table:table-row>
        <table:table-row table:style-name="ro3">
          <table:table-cell table:number-columns-repeated="55"/>
          <table:table-cell office:value-type="string" calcext:value-type="string">
            <text:p>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context.check()</text:p>
          </table:table-cell>
        </table:table-row>
        <table:table-row table:style-name="ro3">
          <table:table-cell table:number-columns-repeated="51"/>
          <table:table-cell office:value-type="string" calcext:value-type="string">
            <text:p>1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aise Exceptions.InvalidArguments('Need snp covariance')</text:p>
          </table:table-cell>
        </table:table-row>
        <table:table-row table:style-name="ro3">
          <table:table-cell table:number-columns-repeated="49"/>
          <table:table-cell office:value-type="string" calcext:value-type="string">
            <text:p>6</text:p>
          </table:table-cell>
          <table:table-cell table:number-columns-repeated="5"/>
          <table:table-cell office:value-type="string" calcext:value-type="string">
            <text:p>8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eturn context</text:p>
          </table:table-cell>
        </table:table-row>
        <table:table-row table:style-name="ro3">
          <table:table-cell table:number-columns-repeated="57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57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57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57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60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Utilities.$A$159" table:cell-range-address="$Utilities.$A$159:.$BH$248"/>
          <table:named-range table:name="ACTIONELSE" table:base-cell-address="$Utilities.$A$251" table:cell-range-address="$Utilities.$A$251:.$BH$251"/>
          <table:named-range table:name="ACTIONEXCEPT" table:base-cell-address="$Utilities.$A$250" table:cell-range-address="$Utilities.$A$250:.$BH$250"/>
          <table:named-range table:name="ACTIONFINALLY" table:base-cell-address="$Utilities.$A$252" table:cell-range-address="$Utilities.$A$252:.$BH$252"/>
          <table:named-range table:name="ACTIONTRY" table:base-cell-address="$Utilities.$A$249" table:cell-range-address="$Utilities.$A$249:.$BH$249"/>
          <table:named-range table:name="CLASS" table:base-cell-address="$Utilities.$A$62" table:cell-range-address="$Utilities.$A$62:.$BH$67"/>
          <table:named-range table:name="CONDITION" table:base-cell-address="$Utilities.$A$140" table:cell-range-address="$Utilities.$A$140:.$BH$157"/>
          <table:named-range table:name="EVENT" table:base-cell-address="$Utilities.$A$101" table:cell-range-address="$Utilities.$A$101:.$BH$139"/>
          <table:named-range table:name="EXCEPT" table:base-cell-address="$Utilities.$A$61" table:cell-range-address="$Utilities.$A$61:.$BH$61"/>
          <table:named-range table:name="EXCEPTION" table:base-cell-address="$Utilities.$A$158" table:cell-range-address="$Utilities.$A$158:.$BH$158"/>
          <table:named-range table:name="INCLUDE" table:base-cell-address="$Utilities.$A$88" table:cell-range-address="$Utilities.$A$88:.$BH$100"/>
          <table:named-range table:name="METHOD" table:base-cell-address="$Utilities.$A$68" table:cell-range-address="$Utilities.$A$68:.$BH$87"/>
          <table:named-range table:name="NEXT" table:base-cell-address="$Utilities.$A$60" table:cell-range-address="$Utilities.$A$60:.$BH$60"/>
          <table:named-range table:name="RULE" table:base-cell-address="$Utilities.$A$2" table:cell-range-address="$Utilities.$A$2:.$BH$59"/>
        </table:named-expressions>
      </table:table>
      <table:table table:name="JointAnalysis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36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11.1299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36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2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2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2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table:number-columns-repeated="3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3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table:number-columns-repeated="33"/>
          <table:table-cell office:value-type="string" calcext:value-type="string">
            <text:p>x</text:p>
          </table:table-cell>
          <table:table-cell table:style-name="ce70"/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34"/>
          <table:table-cell office:value-type="string" calcext:value-type="string">
            <text:p>x</text:p>
          </table:table-cell>
          <table:table-cell table:style-name="ce63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number-columns-repeated="35"/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number-columns-repeated="12" table:style-name="ce64" office:value-type="string" calcext:value-type="string">
            <text:p>0</text:p>
          </table:table-cell>
          <table:table-cell table:style-name="ce64" office:value-type="string" calcext:value-type="string">
            <text:p>14</text:p>
          </table:table-cell>
          <table:table-cell table:number-columns-repeated="6" table:style-name="ce64" office:value-type="string" calcext:value-type="string">
            <text:p>0</text:p>
          </table:table-cell>
          <table:table-cell table:style-name="ce64" office:value-type="string" calcext:value-type="string">
            <text:p>20</text:p>
          </table:table-cell>
          <table:table-cell table:number-columns-repeated="3" table:style-name="ce64" office:value-type="string" calcext:value-type="string">
            <text:p>0</text:p>
          </table:table-cell>
          <table:table-cell table:style-name="ce64" office:value-type="string" calcext:value-type="string">
            <text:p>23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24</text:p>
          </table:table-cell>
          <table:table-cell table:number-columns-repeated="2" table:style-name="ce64" office:value-type="string" calcext:value-type="string">
            <text:p>25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26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28</text:p>
          </table:table-cell>
          <table:table-cell table:number-columns-repeated="4"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31"/>
          <table:table-cell table:style-name="ce65" office:value-type="string" calcext:value-type="string">
            <text:p>27</text:p>
          </table:table-cell>
          <table:table-cell table:style-name="ce65" table:number-columns-repeated="4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36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/>
          <table:table-cell table:number-columns-repeated="9" office:value-type="string" calcext:value-type="string">
            <text:p>0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 Context(object):</text:p>
          </table:table-cell>
        </table:table-row>
        <table:table-row table:style-name="ro3">
          <table:table-cell table:number-columns-repeated="10"/>
          <table:table-cell table:number-columns-repeated="12" office:value-type="string" calcext:value-type="string">
            <text:p>0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 ContextMixin(object):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0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 CalculationStatus(object):</text:p>
          </table:table-cell>
        </table:table-row>
        <table:table-row table:style-name="ro3">
          <table:table-cell table:number-columns-repeated="36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__init__(self):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get_genes(self):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get_n_genes(self):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get_metaxcan_zscores(self, gene):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 get_model_matrix(self, gene, tissues):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f get_cutoff(self, matrix):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1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f get_gene_name(self, gene):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1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f check(self):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1</text:p>
          </table:table-cell>
          <table:table-cell table:number-columns-repeated="24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f __init__(self):</text:p>
          </table:table-cell>
        </table:table-row>
        <table:table-row table:style-name="ro3">
          <table:table-cell table:number-columns-repeated="12"/>
          <table:table-cell table:number-columns-repeated="3" office:value-type="string" calcext:value-type="string">
            <text:p>1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ef get_metaxcan_zscores(self, gene):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1</text:p>
          </table:table-cell>
          <table:table-cell table:number-columns-repeated="20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ef get_model_matrix(self, gene, tissues):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19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f get_cutoff(self, matrix):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1</text:p>
          </table:table-cell>
          <table:table-cell table:number-columns-repeated="18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ef get_gene_name(self, gene):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1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ef get_trimmed_ensemble_id(self):</text:p>
          </table:table-cell>
        </table:table-row>
        <table:table-row table:style-name="ro3">
          <table:table-cell table:number-columns-repeated="19"/>
          <table:table-cell table:number-columns-repeated="3" office:value-type="string" calcext:value-type="string">
            <text:p>1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ef _process_genes(self, genes):</text:p>
          </table:table-cell>
        </table:table-row>
        <table:table-row table:style-name="ro3">
          <table:table-cell table:number-columns-repeated="23"/>
          <table:table-cell table:number-columns-repeated="12" office:value-type="string" calcext:value-type="string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ef joint_analysis(context, gene):</text:p>
          </table:table-cell>
        </table:table-row>
        <table:table-row table:style-name="ro3">
          <table:table-cell table:number-columns-repeated="35"/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ef format_results(results):</text:p>
          </table:table-cell>
        </table:table-row>
        <table:table-row table:style-name="ro3">
          <table:table-cell table:number-columns-repeated="36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numpy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logging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numpy.core import dot, array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3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m scipy import stats</text:p>
          </table:table-cell>
        </table:table-row>
        <table:table-row table:style-name="ro3">
          <table:table-cell office:value-type="string" calcext:value-type="string">
            <text:p>5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om .. import Exceptions</text:p>
          </table:table-cell>
        </table:table-row>
        <table:table-row table:style-name="ro3">
          <table:table-cell office:value-type="string" calcext:value-type="string">
            <text:p>6</text:p>
          </table:table-cell>
          <table:table-cell table:number-columns-repeated="3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rom ..misc import Math</text:p>
          </table:table-cell>
        </table:table-row>
        <table:table-row table:style-name="ro3">
          <table:table-cell office:value-type="string" calcext:value-type="string">
            <text:p>7</text:p>
          </table:table-cell>
          <table:table-cell table:number-columns-repeated="35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rom .. import Utilities</text:p>
          </table:table-cell>
        </table:table-row>
        <table:table-row table:style-name="ro3">
          <table:table-cell table:number-columns-repeated="36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3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S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S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S</text:p>
          </table:table-cell>
          <table:table-cell table:number-columns-repeated="29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S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S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S</text:p>
          </table:table-cell>
          <table:table-cell table:number-columns-repeated="26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S</text:p>
          </table:table-cell>
          <table:table-cell table:number-columns-repeated="25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S</text:p>
          </table:table-cell>
          <table:table-cell table:number-columns-repeated="24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S</text:p>
          </table:table-cell>
          <table:table-cell table:number-columns-repeated="2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table:number-columns-repeated="2" office:value-type="string" calcext:value-type="string">
            <text:p>V</text:p>
          </table:table-cell>
          <table:table-cell table:number-columns-repeated="21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S</text:p>
          </table:table-cell>
          <table:table-cell table:number-columns-repeated="20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S</text:p>
          </table:table-cell>
          <table:table-cell table:number-columns-repeated="19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S</text:p>
          </table:table-cell>
          <table:table-cell table:number-columns-repeated="18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S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S</text:p>
          </table:table-cell>
          <table:table-cell table:number-columns-repeated="16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20"/>
          <table:table-cell table:number-columns-repeated="2" office:value-type="string" calcext:value-type="string">
            <text:p>V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S</text:p>
          </table:table-cell>
          <table:table-cell table:number-columns-repeated="13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S</text:p>
          </table:table-cell>
          <table:table-cell table:number-columns-repeated="1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4"/>
          <table:table-cell table:number-columns-repeated="2" office:value-type="string" calcext:value-type="string">
            <text:p>V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6"/>
          <table:table-cell table:number-columns-repeated="2" office:value-type="string" calcext:value-type="string">
            <text:p>V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8"/>
          <table:table-cell table:number-columns-repeated="2" office:value-type="string" calcext:value-type="string">
            <text:p>V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30"/>
          <table:table-cell table:number-columns-repeated="2" office:value-type="string" calcext:value-type="string">
            <text:p>V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32"/>
          <table:table-cell office:value-type="string" calcext:value-type="string">
            <text:p>E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33"/>
          <table:table-cell table:number-columns-repeated="2" office:value-type="string" calcext:value-type="string">
            <text:p>V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35"/>
          <table:table-cell office:value-type="string" calcext:value-type="string">
            <text:p>S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36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self.trimmed_ensemble_id and ('.' in gene)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self.trimmed_ensemble_id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not zscores) or (len(zscores) == 0)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en(zscores) &gt; 1)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not labels) or (len(labels) == 0))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numpy.imag(e).any()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chi2_p == 0)</text:p>
          </table:table-cell>
        </table:table-row>
        <table:table-row table:style-name="ro3">
          <table:table-cell table:number-columns-repeated="36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3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ept</text:p>
          </table:table-cell>
        </table:table-row>
        <table:table-row table:style-name="ro3">
          <table:table-cell table:number-columns-repeated="36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ise Exceptions.ReportableException('Tried to instantiate abstract Joint Analysis context'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ise Exceptions.NotImplemented('Context: get_genes')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ise Exceptions.NotImplemented('Context: get_n_genes'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ise Exceptions.NotImplemented('Context: get_metaxcan_zscores'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ise Exceptions.NotImplemented('Context: get_model_matrix')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aise Exceptions.NotImplemented('Context: get_cutoff'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1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aise Exceptions.NotImplemented('Context: get_gene_name'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1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aise Exceptions.NotImplemented('Context: check'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1</text:p>
          </table:table-cell>
          <table:table-cell table:number-columns-repeated="24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elf.metaxcan_results_manager = None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elf.matrix_manager = None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3</text:p>
          </table:table-cell>
          <table:table-cell table:number-columns-repeated="24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lf.cutoff = None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4</text:p>
          </table:table-cell>
          <table:table-cell table:number-columns-repeated="24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elf.gene_names = None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5</text:p>
          </table:table-cell>
          <table:table-cell table:number-columns-repeated="24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elf.trimmed_ensemble_id = None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gene = gene.split('.')[0]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1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sults = self.metaxcan_results_manager.results_for_gene(gene)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0"/>
          <table:table-cell office:value-type="string" calcext:value-type="string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turn results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1</text:p>
          </table:table-cell>
          <table:table-cell table:number-columns-repeated="20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turn self.matrix_manager.get(gene,tissues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19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eturn self.cutoff(matrix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1</text:p>
          </table:table-cell>
          <table:table-cell table:number-columns-repeated="18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eturn self.gene_names[gene]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1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turn self.trimmed_ensemble_id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1</text:p>
          </table:table-cell>
          <table:table-cell table:number-columns-repeated="15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g = {t.gene.split('.')[0]:t.gene_name for t in genes.itertuples()}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1</text:p>
          </table:table-cell>
          <table:table-cell table:number-columns-repeated="14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 = {t.gene:t.gene_name for t in genes.itertuples()}</text:p>
          </table:table-cell>
        </table:table-row>
        <table:table-row table:style-name="ro3">
          <table:table-cell table:number-columns-repeated="20"/>
          <table:table-cell table:number-columns-repeated="2" office:value-type="string" calcext:value-type="string">
            <text:p>2</text:p>
          </table:table-cell>
          <table:table-cell table:number-columns-repeated="1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eturn g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OK = 0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2</text:p>
          </table:table-cell>
          <table:table-cell table:number-columns-repeated="13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O_DATA = (- 1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3</text:p>
          </table:table-cell>
          <table:table-cell table:number-columns-repeated="13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NO_METAXCAN_RESULTS = (- 2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4</text:p>
          </table:table-cell>
          <table:table-cell table:number-columns-repeated="13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NO_PRODUCT = (- 3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5</text:p>
          </table:table-cell>
          <table:table-cell table:number-columns-repeated="13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INSUFFICIENT_NUMERICAL_RESOLUTION = (- 4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6</text:p>
          </table:table-cell>
          <table:table-cell table:number-columns-repeated="13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INGULAR_COVARIANCE = (- 5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7</text:p>
          </table:table-cell>
          <table:table-cell table:number-columns-repeated="13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NVERSE_ERROR = (- 6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8</text:p>
          </table:table-cell>
          <table:table-cell table:number-columns-repeated="13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OMPLEX_COVARIANCE = (- 7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9</text:p>
          </table:table-cell>
          <table:table-cell table:number-columns-repeated="13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ADEQUATE_INVERSE = (- 8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(g, g_n, pvalue, n, n_indep, p_i_best, t_i_best, p_i_worst, t_i_worst, eigen_max, eigen_min, eigen_min_kept, z_min, z_max, z_mean, z_sd, tmi, status) = (None, None, None, None, None, None, None, None, None, None, None, None, None, None, None, None, None, CalculationStatus.NO_DATA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2</text:p>
          </table:table-cell>
          <table:table-cell table:number-columns-repeated="1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g = (gene.split('.')[0] if context.get_trimmed_ensemble_id() else gene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3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g_n = context.get_gene_name(g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4</text:p>
          </table:table-cell>
          <table:table-cell table:number-columns-repeated="12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(zscores, tissue_labels) = context.get_metaxcan_zscores(gene)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1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tatus = CalculationStatus.NO_METAXCAN_RESULTS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/>
          <table:table-cell table:number-columns-repeated="3" office:value-type="string" calcext:value-type="string">
            <text:p>3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turn (g, g_n, pvalue, n, n_indep, p_i_best, t_i_best, p_i_worst, t_i_worst, eigen_max, eigen_min, eigen_min_kept, z_min, z_max, z_mean, z_sd, tmi, status)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1</text:p>
          </table:table-cell>
          <table:table-cell table:number-columns-repeated="10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 = len(zscores)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2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z_min = numpy.min(zscores)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3</text:p>
          </table:table-cell>
          <table:table-cell table:number-columns-repeated="10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z_max = numpy.max(zscores)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4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z_mean = numpy.mean(zscores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1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z_sd = numpy.std(zscores,ddof=1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labels, matrix) = context.get_model_matrix(gene,tissue_labels)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1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status = CalculationStatus.NO_PRODUCT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(e, v) = numpy.linalg.eigh(matrix)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1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status = CalculationStatus.COMPLEX_COVARIANCE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2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e = numpy.real(e)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3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(eigen_max, eigen_min) = (numpy.max(e), numpy.min(e)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toff = context.get_cutoff(matrix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2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_d = {tissue_labels[i]:zscores[i] for i in range(0,len(tissue_labels))}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3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zscores = array([_d[l] for l in labels]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4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(inv, n_indep, eigen) = Math.capinv(matrix,cutoff,context.epsilon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5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(eigen_max, eigen_min) = (numpy.max(eigen), numpy.min(eigen)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6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eigen_min_kept = numpy.min([x for x in eigen[0:n_indep]]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7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_absz = numpy.abs(zscores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8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_maxzi = numpy.argmax(_absz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9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max_z = _absz[_maxzi]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10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_i_best = (2 * stats.norm.sf(max_z)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1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t_i_best = labels[_maxzi]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12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_minzi = numpy.argmin(_absz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13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in_z = _absz[_minzi]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14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_i_worst = (2 * stats.norm.sf(min_z)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15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t_i_worst = labels[_minzi]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16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(eigen_w, eigen_v) = numpy.linalg.eigh(inv)</text:p>
          </table:table-cell>
        </table:table-row>
        <table:table-row table:style-name="ro3">
          <table:table-cell table:number-columns-repeated="32"/>
          <table:table-cell office:value-type="string" calcext:value-type="string">
            <text:p>1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logging.log(8,'Problems with inverse for %s, skipping',gene)</text:p>
          </table:table-cell>
        </table:table-row>
        <table:table-row table:style-name="ro3">
          <table:table-cell table:number-columns-repeated="32"/>
          <table:table-cell office:value-type="string" calcext:value-type="string">
            <text:p>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status = CalculationStatus.INVERSE_ERROR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17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w = float(dot(dot(zscores,inv),zscores)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18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chi2_p = stats.chi2.sf(w,n_indep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19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tmi = numpy.trace(numpy.dot(matrix,inv))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status = CalculationStatus.INSUFFICIENT_NUMERICAL_RESOLUTION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tatus = CalculationStatus.OK</text:p>
          </table:table-cell>
        </table:table-row>
        <table:table-row table:style-name="ro3">
          <table:table-cell table:number-columns-repeated="33"/>
          <table:table-cell table:number-columns-repeated="2" office:value-type="string" calcext:value-type="string">
            <text:p>2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pvalue = chi2_p</text:p>
          </table:table-cell>
        </table:table-row>
        <table:table-row table:style-name="ro3">
          <table:table-cell table:number-columns-repeated="35"/>
          <table:table-cell office:value-type="string" calcext:value-type="string">
            <text:p>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columns = ['gene', 'gene_name', 'pvalue', 'n', 'n_indep', 'p_i_best', 't_i_best', 'p_i_worst', 't_i_worst', 'eigen_max', 'eigen_min', 'eigen_min_kept', 'z_min', 'z_max', 'z_mean', 'z_sd', 'tmi', 'status']</text:p>
          </table:table-cell>
        </table:table-row>
        <table:table-row table:style-name="ro3">
          <table:table-cell table:number-columns-repeated="35"/>
          <table:table-cell office:value-type="string" calcext:value-type="string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sults = Utilities.to_dataframe(results,columns)</text:p>
          </table:table-cell>
        </table:table-row>
        <table:table-row table:style-name="ro3">
          <table:table-cell table:number-columns-repeated="35"/>
          <table:table-cell office:value-type="string" calcext:value-type="string">
            <text:p>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results = results.sort_values(by=['pvalue', 'status'])</text:p>
          </table:table-cell>
        </table:table-row>
        <table:table-row table:style-name="ro3">
          <table:table-cell table:number-columns-repeated="35"/>
          <table:table-cell office:value-type="string" calcext:value-type="string">
            <text:p>4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results = results.fillna('NA')</text:p>
          </table:table-cell>
        </table:table-row>
        <table:table-row table:style-name="ro3">
          <table:table-cell table:number-columns-repeated="36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36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36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36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39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JointAnalysis.$A$111" table:cell-range-address="$JointAnalysis.$A$111:.$AM$188"/>
          <table:named-range table:name="ACTIONELSE" table:base-cell-address="$JointAnalysis.$A$191" table:cell-range-address="$JointAnalysis.$A$191:.$AM$191"/>
          <table:named-range table:name="ACTIONEXCEPT" table:base-cell-address="$JointAnalysis.$A$190" table:cell-range-address="$JointAnalysis.$A$190:.$AM$190"/>
          <table:named-range table:name="ACTIONFINALLY" table:base-cell-address="$JointAnalysis.$A$192" table:cell-range-address="$JointAnalysis.$A$192:.$AM$192"/>
          <table:named-range table:name="ACTIONTRY" table:base-cell-address="$JointAnalysis.$A$189" table:cell-range-address="$JointAnalysis.$A$189:.$AM$189"/>
          <table:named-range table:name="CLASS" table:base-cell-address="$JointAnalysis.$A$41" table:cell-range-address="$JointAnalysis.$A$41:.$AM$44"/>
          <table:named-range table:name="CONDITION" table:base-cell-address="$JointAnalysis.$A$101" table:cell-range-address="$JointAnalysis.$A$101:.$AM$108"/>
          <table:named-range table:name="EVENT" table:base-cell-address="$JointAnalysis.$A$71" table:cell-range-address="$JointAnalysis.$A$71:.$AM$100"/>
          <table:named-range table:name="EXCEPT" table:base-cell-address="$JointAnalysis.$A$40" table:cell-range-address="$JointAnalysis.$A$40:.$AM$40"/>
          <table:named-range table:name="EXCEPTION" table:base-cell-address="$JointAnalysis.$A$109" table:cell-range-address="$JointAnalysis.$A$109:.$AM$110"/>
          <table:named-range table:name="INCLUDE" table:base-cell-address="$JointAnalysis.$A$63" table:cell-range-address="$JointAnalysis.$A$63:.$AM$70"/>
          <table:named-range table:name="METHOD" table:base-cell-address="$JointAnalysis.$A$45" table:cell-range-address="$JointAnalysis.$A$45:.$AM$62"/>
          <table:named-range table:name="NEXT" table:base-cell-address="$JointAnalysis.$A$39" table:cell-range-address="$JointAnalysis.$A$39:.$AM$39"/>
          <table:named-range table:name="RULE" table:base-cell-address="$JointAnalysis.$A$2" table:cell-range-address="$JointAnalysis.$A$2:.$AM$38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7:14:02.4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1T17:14:03.393000000</meta:creation-date>
    <dc:title>modelTemplateV0.1.0</dc:title>
    <meta:editing-duration>PT2M23S</meta:editing-duration>
    <meta:editing-cycles>2</meta:editing-cycles>
    <meta:generator>LibreOffice/7.0.4.2$Windows_X86_64 LibreOffice_project/dcf040e67528d9187c66b2379df5ea4407429775</meta:generator>
    <dc:date>2021-01-11T17:16:25.492000000</dc:date>
    <meta:document-statistic meta:table-count="5" meta:cell-count="3384" meta:object-count="0"/>
    <meta:template xlink:type="simple" xlink:actuate="onRequest" xlink:title="modelTemplateV0.1.0" xlink:href="../../../../../Program%20Files/LibreOffice/program/../share/uno_packages/cache/uno_packages/lu39100wckftw.tmp_/codemap.oxt/template/codemap/modelTemplateV0.1.0.ots" meta:date="2021-01-11T17:14:02.573000000"/>
  </office:meta>
</office:document-meta>
</file>